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00000009A1581832D90A872CE.png" manifest:media-type="image/png"/>
  <manifest:file-entry manifest:full-path="Pictures/10000201000002D00000009A65780DE2F0154E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pr1" style:family="presentation" style:parent-style-name="TITLE_5f_AND_5f_BODY_5f_1-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2" style:family="presentation" style:parent-style-name="TITLE_5f_AND_5f_BODY_5f_1-notes" style:list-style-name="L10">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_5f_1-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5" style:family="presentation" style:parent-style-name="TITLE_5f_AND_5f_BODY-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4" style:family="paragraph">
      <loext:graphic-properties draw:fill="none" draw:fill-color="#ffffff"/>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23pt"/>
    </style:style>
    <style:style style:name="P7" style:family="paragraph">
      <loext:graphic-properties draw:fill="solid" draw:fill-color="#000000"/>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2" style:family="text">
      <style:text-properties fo:font-variant="normal" fo:text-transform="none" fo:color="#ffffff"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7" style:family="text">
      <style:text-properties fo:font-variant="normal" fo:text-transform="none" fo:color="#333333"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77cm" text:min-label-width="0.793cm"/>
        <style:text-properties style:font-name="Helvetica Neu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1">
        <draw:frame draw:name="Google Shape;31;p7" presentation:style-name="pr1" draw:text-style-name="P2" draw:layer="layout" svg:width="21.679cm" svg:height="6.009cm" svg:x="1.24cm" svg:y="1.939cm" presentation:class="title" presentation:user-transformed="true">
          <draw:text-box>
            <text:p text:style-name="P1"><text:span text:style-name="T1">DITAP</text:span><text:span text:style-name="T1"><text:line-break/></text:span><text:span text:style-name="T2">Iteration 3B</text:span><text:span text:style-name="T2"><text:line-break/></text:span><text:span text:style-name="T2"><text:line-break/></text:span><text:span text:style-name="T2">Digital Services in the 21st Century Government</text:span></text:p>
          </draw:text-box>
        </draw:frame>
        <presentation:notes draw:style-name="dp2">
          <draw:page-thumbnail draw:name="Google Shape;28;p1:notes" draw:style-name="gr1" draw:layer="layout" svg:width="16.932cm" svg:height="9.524cm" svg:x="1.058cm" svg:y="1.905cm" draw:page-number="1" presentation:class="page"/>
          <draw:frame draw:name="Google Shape;29;p1:notes" presentation:style-name="pr2" draw:text-style-name="P3" draw:layer="layout" svg:width="15.239cm" svg:height="11.429cm" svg:x="1.905cm" svg:y="12.065cm" presentation:class="notes" presentation:placeholder="true" presentation:user-transformed="true">
            <draw:text-box/>
          </draw:frame>
        </presentation:notes>
      </draw:page>
      <draw:page draw:name="Compliance and other Legal issues" draw:style-name="dp1" draw:master-page-name="TITLE_5f_AND_5f_BODY_5f_1">
        <draw:frame draw:name="Google Shape;36;p8" presentation:style-name="pr1" draw:text-style-name="P2" draw:layer="layout" svg:width="21.679cm" svg:height="6.009cm" svg:x="1.24cm" svg:y="1.939cm" presentation:class="title" presentation:user-transformed="true">
          <draw:text-box>
            <text:p text:style-name="P1"><text:span text:style-name="T1">Compliance and other Legal issues</text:span></text:p>
          </draw:text-box>
        </draw:frame>
        <presentation:notes draw:style-name="dp2">
          <draw:page-thumbnail draw:name="Google Shape;33;p2:notes" draw:style-name="gr1" draw:layer="layout" svg:width="16.932cm" svg:height="9.524cm" svg:x="1.058cm" svg:y="1.905cm" draw:page-number="2" presentation:class="page"/>
          <draw:frame draw:name="Google Shape;34;p2: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draw:page>
      <draw:page draw:name="A strategy for success" draw:style-name="dp3" draw:master-page-name="TITLE_5f_AND_5f_BODY" presentation:presentation-page-layout-name="AL1T1">
        <draw:frame draw:name="Google Shape;41;p9" presentation:style-name="pr4" draw:text-style-name="P6" draw:layer="layout" svg:width="23.622cm" svg:height="8.152cm" svg:x="0.901cm" svg:y="2.083cm" presentation:class="outline" presentation:user-transformed="true">
          <draw:text-box>
            <text:list text:style-name="L3">
              <text:list-item>
                <text:p text:style-name="P5"><text:span text:style-name="T4">ss</text:span></text:p>
              </text:list-item>
            </text:list>
          </draw:text-box>
        </draw:frame>
        <draw:frame draw:name="Google Shape;42;p9" presentation:style-name="pr5" draw:text-style-name="P7" draw:layer="layout" svg:width="23.622cm" svg:height="1.057cm" svg:x="0.901cm" svg:y="0.88cm" presentation:class="title" presentation:user-transformed="true">
          <draw:text-box>
            <text:p text:style-name="P1"><text:span text:style-name="T5">A strategy for success</text:span></text:p>
          </draw:text-box>
        </draw:frame>
        <presentation:notes draw:style-name="dp2">
          <draw:page-thumbnail draw:name="Google Shape;38;p3:notes" draw:style-name="gr1" draw:layer="layout" svg:width="16.932cm" svg:height="9.524cm" svg:x="1.058cm" svg:y="1.905cm" draw:page-number="3" presentation:class="page"/>
          <draw:frame draw:name="Google Shape;39;p3:notes" presentation:style-name="pr6" draw:text-style-name="P4" draw:layer="layout" svg:width="15.239cm" svg:height="11.429cm" svg:x="1.905cm" svg:y="12.065cm" presentation:class="notes" presentation:user-transformed="true">
            <draw:text-box>
              <text:p text:style-name="P5"><text:span text:style-name="T6"/></text:p>
              <text:p text:style-name="P1"><text:span text:style-name="T6">End users take a slice of the information layer likely every day when they look up information and images, or complete forms online or on a mobile device.</text:span></text:p>
              <text:p text:style-name="P1"><text:span text:style-name="T6"/></text:p>
              <text:p text:style-name="P1"><text:span text:style-name="T7"/></text:p>
            </draw:text-box>
          </draw:frame>
        </presentation:notes>
      </draw:page>
      <draw:page draw:name="Evaluation criteria" draw:style-name="dp1" draw:master-page-name="TITLE_5f_AND_5f_BODY_5f_1">
        <draw:frame draw:name="Google Shape;47;p10" presentation:style-name="pr1" draw:text-style-name="P2" draw:layer="layout" svg:width="21.679cm" svg:height="6.009cm" svg:x="1.24cm" svg:y="1.939cm" presentation:class="title" presentation:user-transformed="true">
          <draw:text-box>
            <text:p text:style-name="P1"><text:span text:style-name="T1">Evaluation criteria</text:span></text:p>
          </draw:text-box>
        </draw:frame>
        <presentation:notes draw:style-name="dp2">
          <draw:page-thumbnail draw:name="Google Shape;44;p4:notes" draw:style-name="gr1" draw:layer="layout" svg:width="16.932cm" svg:height="9.524cm" svg:x="1.058cm" svg:y="1.905cm" draw:page-number="4" presentation:class="page"/>
          <draw:frame draw:name="Google Shape;45;p4: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draw:page>
      <draw:page draw:name="Evaluation Criteria" draw:style-name="dp3" draw:master-page-name="TITLE_5f_AND_5f_BODY" presentation:presentation-page-layout-name="AL1T1">
        <draw:frame draw:name="Google Shape;52;p11" presentation:style-name="pr4" draw:text-style-name="P6" draw:layer="layout" svg:width="23.622cm" svg:height="9.187cm" svg:x="0.901cm" svg:y="2.083cm" presentation:class="outline" presentation:user-transformed="true">
          <draw:text-box>
            <text:p text:style-name="P1"><text:span text:style-name="T4">One of the most critical activities of your strategy is the evaluation criteria, it will help you clearly discriminate the qualified digital services vendors from those who simply chase buzzwords. </text:span></text:p>
            <text:p text:style-name="P1"><text:span text:style-name="T4"/></text:p>
            <text:p text:style-name="P1"><text:span text:style-name="T4">There are a multiple ways which you can go by evaluating vendors, many which you are already employing, but that doesn’t mean that they’re effectively being used and experimenting with different approaches is critical to creating guidelines that will help you and your agency.</text:span></text:p>
            <text:p text:style-name="P1"><text:span text:style-name="T4"/></text:p>
            <text:p text:style-name="P1"><text:span text:style-name="T4">These guidelines on how to write evaluation methods and criteria for digital services are still being written (and you can help!). </text:span></text:p>
            <text:p text:style-name="P1"><text:span text:style-name="T4"/></text:p>
            <text:p text:style-name="P1"><text:span text:style-name="T4"/></text:p>
          </draw:text-box>
        </draw:frame>
        <draw:frame draw:name="Google Shape;53;p11" presentation:style-name="pr5" draw:text-style-name="P7" draw:layer="layout" svg:width="23.622cm" svg:height="1.057cm" svg:x="0.901cm" svg:y="0.88cm" presentation:class="title" presentation:user-transformed="true">
          <draw:text-box>
            <text:p text:style-name="P1"><text:span text:style-name="T5">Evaluation Criteria</text:span></text:p>
          </draw:text-box>
        </draw:frame>
        <presentation:notes draw:style-name="dp2">
          <draw:page-thumbnail draw:name="Google Shape;49;p5:notes" draw:style-name="gr1" draw:layer="layout" svg:width="16.932cm" svg:height="9.524cm" svg:x="1.058cm" svg:y="1.905cm" draw:page-number="5" presentation:class="page"/>
          <draw:frame draw:name="Google Shape;50;p5:notes" presentation:style-name="pr6" draw:text-style-name="P4" draw:layer="layout" svg:width="15.239cm" svg:height="11.429cm" svg:x="1.905cm" svg:y="12.065cm" presentation:class="notes" presentation:user-transformed="true">
            <draw:text-box>
              <text:p text:style-name="P5"><text:span text:style-name="T6"/></text:p>
              <text:p text:style-name="P1"><text:span text:style-name="T6">End users take a slice of the information layer likely every day when they look up information and images, or complete forms online or on a mobile device.</text:span></text:p>
              <text:p text:style-name="P1"><text:span text:style-name="T6"/></text:p>
              <text:p text:style-name="P1"><text:span text:style-name="T7"/></text:p>
            </draw:text-box>
          </draw:frame>
        </presentation:notes>
      </draw:page>
      <draw:page draw:name="Evaluation Criteria" draw:style-name="dp3" draw:master-page-name="TITLE_5f_AND_5f_BODY" presentation:presentation-page-layout-name="AL1T1">
        <draw:frame draw:name="Google Shape;58;p12" presentation:style-name="pr4" draw:text-style-name="P6" draw:layer="layout" svg:width="23.622cm" svg:height="9.187cm" svg:x="0.901cm" svg:y="2.083cm" presentation:class="outline" presentation:user-transformed="true">
          <draw:text-box>
            <text:p text:style-name="P1"><text:span text:style-name="T4">Let’s look at evaluation methods and criteria in a few past acquisitions:</text:span></text:p>
            <text:p text:style-name="P1"><text:span text:style-name="T4"/></text:p>
            <text:list text:style-name="L3">
              <text:list-item>
                <text:p text:style-name="P1"><text:span text:style-name="T4">Salesforce evaluation factors</text:span></text:p>
              </text:list-item>
              <text:list-item>
                <text:p text:style-name="P1"><text:span text:style-name="T4">SBA evaluation factors</text:span></text:p>
              </text:list-item>
            </text:list>
            <text:p text:style-name="P1"><text:span text:style-name="T4"/></text:p>
            <text:p text:style-name="P1"><text:span text:style-name="T4">Identify the top evaluation criteria in each acquisition listed above. Next, provide the instructions and method of evaluation for each of your selected evaluation criteria, and finally, write a brief explanation for why you selected these criteria.</text:span></text:p>
          </draw:text-box>
        </draw:frame>
        <draw:frame draw:name="Google Shape;59;p12" presentation:style-name="pr5" draw:text-style-name="P7" draw:layer="layout" svg:width="23.622cm" svg:height="1.057cm" svg:x="0.901cm" svg:y="0.88cm" presentation:class="title" presentation:user-transformed="true">
          <draw:text-box>
            <text:p text:style-name="P1"><text:span text:style-name="T5">Evaluation Criteria</text:span></text:p>
          </draw:text-box>
        </draw:frame>
        <presentation:notes draw:style-name="dp2">
          <draw:page-thumbnail draw:name="Google Shape;55;p6:notes" draw:style-name="gr1" draw:layer="layout" svg:width="16.932cm" svg:height="9.524cm" svg:x="1.058cm" svg:y="1.905cm" draw:page-number="6" presentation:class="page"/>
          <draw:frame draw:name="Google Shape;56;p6:notes" presentation:style-name="pr6" draw:text-style-name="P4" draw:layer="layout" svg:width="15.239cm" svg:height="11.429cm" svg:x="1.905cm" svg:y="12.065cm" presentation:class="notes" presentation:user-transformed="true">
            <draw:text-box>
              <text:p text:style-name="P5"><text:span text:style-name="T6"/></text:p>
              <text:p text:style-name="P1"><text:span text:style-name="T6">End users take a slice of the information layer likely every day when they look up information and images, or complete forms online or on a mobile device.</text:span></text:p>
              <text:p text:style-name="P1"><text:span text:style-name="T6"/></text:p>
              <text:p text:style-name="P1"><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0000"/>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7;p2" presentation:style-name="TITLE_5f_AND_5f_BODY_5f_1-title" draw:layer="backgroundobjects" svg:width="21.679cm" svg:height="6.009cm" svg:x="1.24cm" svg:y="1.939cm" presentation:class="title" presentation:placeholder="true" presentation:user-transformed="true">
        <draw:text-box/>
      </draw:frame>
      <draw:frame draw:name="Google Shape;8;p2" draw:style-name="Mgr3" draw:text-style-name="MP5" draw:layer="backgroundobjects" svg:width="2.801cm" svg:height="0.598cm" svg:x="21.538cm" svg:y="12.851cm">
        <draw:image xlink:href="Pictures/10000201000002D00000009A65780DE2F0154EA0.png" xlink:type="simple" xlink:show="embed" xlink:actuate="onLoad">
          <text:p/>
        </draw:image>
      </draw:frame>
      <draw:custom-shape draw:name="Google Shape;9;p2" draw:style-name="Mgr4" draw:text-style-name="MP7" draw:layer="backgroundobjects" svg:width="20.002cm" svg:height="0.65cm" svg:x="0.901cm" svg:y="12.825cm">
        <text:p text:style-name="MP6"><text:span text:style-name="MT1">DITAP <text:s/>| <text:s/>ITERATION 3B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8;p5" presentation:style-name="TITLE_5f_AND_5f_BODY-outline1" draw:layer="backgroundobjects" svg:width="20.438cm" svg:height="1.655cm" svg:x="2.361cm" svg:y="4.976cm" presentation:class="outline" presentation:placeholder="true" presentation:user-transformed="true">
        <draw:text-box/>
      </draw:frame>
      <draw:frame draw:name="Google Shape;19;p5" presentation:style-name="TITLE_5f_AND_5f_BODY-title" draw:layer="backgroundobjects" svg:width="21.679cm" svg:height="3.037cm" svg:x="1.24cm" svg:y="1.939cm" presentation:class="title" presentation:placeholder="true" presentation:user-transformed="true">
        <draw:text-box/>
      </draw:frame>
      <draw:frame draw:name="Google Shape;20;p5"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21;p5" draw:style-name="Mgr4" draw:text-style-name="MP7" draw:layer="backgroundobjects" svg:width="20.002cm" svg:height="0.65cm" svg:x="0.901cm" svg:y="12.825cm">
        <text:p text:style-name="MP6"><text:span text:style-name="MT2">DITAP <text:s/>| <text:s/>ITERATION 3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5" presentation:style-name="TITLE_5f_AND_5f_BODY-title" draw:layer="backgroundobjects" svg:width="23.622cm" svg:height="1.057cm" svg:x="0.901cm" svg:y="0.88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2"/>
    <meta:generator>LibreOfficeDev/6.0.5.2$Linux_X86_64 LibreOffice_project/</meta:generator>
  </office:meta>
</office:document-meta>
</file>